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>
            <draw:frame table:end-cell-address="Sheet1.O31" table:end-x="0.889in" table:end-y="0.0843in" draw:z-index="0" draw:style-name="gr1" draw:text-style-name="P1" svg:width="10.8878in" svg:height="4.7717in" svg:x="0.6693in" svg:y="0.0004in">
              <draw:object draw:notify-on-update-of-ranges="Sheet1.A4:Sheet1.A12 Sheet1.B4:Sheet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6">
            <text:p>0.00000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6">
            <text:p>0.00000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9">
            <text:p>0.000049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12">
            <text:p>0.000512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737">
            <text:p>0.004737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2333">
            <text:p>0.052333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562009">
            <text:p>0.562009</text:p>
          </table:table-cell>
          <table:table-cell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5.93186">
            <text:p>5.93186</text:p>
          </table:table-cell>
          <table:table-cell/>
        </table:table-row>
        <table:table-row table:style-name="ro1">
          <table:table-cell office:value-type="float" office:value="1000000000">
            <text:p>1000000000</text:p>
          </table:table-cell>
          <table:table-cell office:value-type="float" office:value="61.201163">
            <text:p>61.20116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integer-digits="1" number:grouping="true"/>
    </number:number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4/16/2014</text:date>, <text:time>00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Diaz</meta:initial-creator>
    <meta:creation-date>2014-04-15T23:46:55</meta:creation-date>
    <dc:date>2014-04-16T00:12:05</dc:date>
    <dc:creator>Matias Diaz</dc:creator>
    <meta:editing-duration>PT9M59S</meta:editing-duration>
    <meta:editing-cycles>1</meta:editing-cycles>
    <meta:document-statistic meta:table-count="3" meta:cell-count="18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56cm" svg:height="12.121cm" xlink:href=".." xlink:type="simple" chart:class="chart:line" chart:style-name="ch1">
        <chart:title svg:x="12.977cm" svg:y="0.378cm" chart:style-name="ch2">
          <text:p>Tiempo </text:p>
        </chart:title>
        <chart:legend chart:legend-position="end" svg:x="24.804cm" svg:y="5.761cm" style:legend-expansion="high" chart:style-name="ch3"/>
        <chart:plot-area chart:style-name="ch4" table:cell-range-address="Sheet1.A4:Sheet1.B12" chart:data-source-has-labels="column" svg:x="1.564cm" svg:y="1.883cm" svg:width="22.134cm" svg:height="9.015cm">
          <chartooo:coordinate-region svg:x="2.185cm" svg:y="2.082cm" svg:width="20.426cm" svg:height="8.169cm"/>
          <chart:axis chart:dimension="x" chart:name="primary-x" chart:style-name="ch5" chartooo:axis-type="auto">
            <chartooo:date-scale/>
            <chart:title svg:x="11.846cm" svg:y="11.14cm" chart:style-name="ch6">
              <text:p> Numbers</text:p>
            </chart:title>
            <chart:categories table:cell-range-address="Sheet1.A4:Sheet1.A12"/>
            <chart:grid chart:style-name="ch7" chart:class="major"/>
          </chart:axis>
          <chart:axis chart:dimension="y" chart:name="primary-y" chart:style-name="ch5">
            <chart:title svg:x="0.451cm" svg:y="6.818cm" chart:style-name="ch8">
              <text:p>Time</text:p>
            </chart:title>
            <chart:grid chart:style-name="ch7" chart:class="major"/>
          </chart:axis>
          <chart:series chart:style-name="ch9" chart:values-cell-range-address="Sheet1.B4:Sheet1.B1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2</svg:desc>
                </draw:g>
              </table:table-cell>
              <table:table-cell office:value-type="float" office:value="0.000006">
                <text:p>0.000006</text:p>
                <draw:g>
                  <svg:desc>Sheet1.B4:Sheet1.B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4737">
                <text:p>0.00473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52333">
                <text:p>0.052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562009">
                <text:p>0.562009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5.93186">
                <text:p>5.93186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61.201163">
                <text:p>61.201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